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erwsze_podejscie" table:style-name="ta1">
        <table:shapes>
          <draw:frame draw:z-index="0" draw:style-name="gr1" draw:text-style-name="P1" svg:width="453.51pt" svg:height="255.09pt" svg:x="66.84pt" svg:y="425.23pt">
            <loext:p draw:notify-on-update-of-ranges="Pierwsze_podejscie.D7:Pierwsze_podejscie.D7 Pierwsze_podejscie.E9:Pierwsze_podejscie.E23 Pierwsze_podejscie.D9:Pierwsze_podejscie.D23 Pierwsze_podejscie.G7:Pierwsze_podejscie.G7 Pierwsze_podejscie.G9:Pierwsze_podejscie.G23 Pierwsze_podejscie.D9:Pierwsze_podejscie.D23 Pierwsze_podejscie.I7:Pierwsze_podejscie.I7 Pierwsze_podejscie.I9:Pierwsze_podejscie.I26 Pierwsze_podejscie.D9:Pierwsze_podejscie.D26 Pierwsze_podejscie.K7:Pierwsze_podejscie.K7 Pierwsze_podejscie.K9:Pierwsze_podejscie.K33 Pierwsze_podejscie.D9:Pierwsze_podejscie.D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8.83pt" svg:y="476.42pt">
            <loext:p draw:notify-on-update-of-ranges="Pierwsze_podejscie.O7:Pierwsze_podejscie.O7 Pierwsze_podejscie.O9:Pierwsze_podejscie.O22 Pierwsze_podejscie.N9:Pierwsze_podejscie.N22 Pierwsze_podejscie.Q7:Pierwsze_podejscie.Q7 Pierwsze_podejscie.Q9:Pierwsze_podejscie.Q22 Pierwsze_podejscie.N9:Pierwsze_podejscie.N22 Pierwsze_podejscie.S7:Pierwsze_podejscie.S7 Pierwsze_podejscie.S9:Pierwsze_podejscie.S24 Pierwsze_podejscie.N9:Pierwsze_podejscie.N24 Pierwsze_podejscie.U7:Pierwsze_podejscie.U7 Pierwsze_podejscie.U9:Pierwsze_podejscie.U30 Pierwsze_podejscie.N9:Pierwsze_podejscie.N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1">
            <text:p>L=20, cutof=1E-6, dT=0.05, niter=40, Nill, t=1</text:p>
          </table:table-cell>
          <table:covered-table-cell table:number-columns-repeated="8"/>
          <table:table-cell table:number-columns-repeated="2"/>
          <table:table-cell table:style-name="ce1" office:value-type="string" calcext:value-type="string" table:number-columns-spanned="8" table:number-rows-spanned="1">
            <text:p>L=40, cutof=1E-6, dT=0.05, niter=40, Nill, t=1</text:p>
          </table:table-cell>
          <table:covered-table-cell table:number-columns-repeated="7"/>
          <table:table-cell table:number-columns-repeated="2"/>
          <table:table-cell table:style-name="ce1" office:value-type="string" calcext:value-type="string" table:number-columns-spanned="8" table:number-rows-spanned="1">
            <text:p>L=80, cutof=1E-6, dT=0.05, niter=40, Nill, t=1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U=0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U=1</text:p>
          </table:table-cell>
          <table:covered-table-cell/>
          <table:table-cell table:style-name="ce1" office:value-type="string" calcext:value-type="string" table:number-columns-spanned="2" table:number-rows-spanned="1">
            <text:p>U=4</text:p>
          </table:table-cell>
          <table:covered-table-cell/>
          <table:table-cell table:style-name="ce1" office:value-type="string" calcext:value-type="string" table:number-columns-spanned="2" table:number-rows-spanned="1">
            <text:p>U=8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U=0</text:p>
          </table:table-cell>
          <table:covered-table-cell/>
          <table:table-cell table:style-name="ce1" office:value-type="string" calcext:value-type="string" table:number-columns-spanned="2" table:number-rows-spanned="1">
            <text:p>U=1</text:p>
          </table:table-cell>
          <table:covered-table-cell/>
          <table:table-cell table:style-name="ce1" office:value-type="string" calcext:value-type="string" table:number-columns-spanned="2" table:number-rows-spanned="1">
            <text:p>U=4</text:p>
          </table:table-cell>
          <table:covered-table-cell/>
          <table:table-cell table:style-name="ce1" office:value-type="string" calcext:value-type="string" table:number-columns-spanned="2" table:number-rows-spanned="1">
            <text:p>U=8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U=0</text:p>
          </table:table-cell>
          <table:covered-table-cell/>
          <table:table-cell table:style-name="ce1" office:value-type="string" calcext:value-type="string" table:number-columns-spanned="2" table:number-rows-spanned="1">
            <text:p>U=1</text:p>
          </table:table-cell>
          <table:covered-table-cell/>
          <table:table-cell table:style-name="ce1" office:value-type="string" calcext:value-type="string" table:number-columns-spanned="2" table:number-rows-spanned="1">
            <text:p>U=4</text:p>
          </table:table-cell>
          <table:covered-table-cell/>
          <table:table-cell table:style-name="ce1" office:value-type="string" calcext:value-type="string" table:number-columns-spanned="2" table:number-rows-spanned="1">
            <text:p>U=8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4.26882" calcext:value-type="float">
            <text:p>4.26882</text:p>
          </table:table-cell>
          <table:table-cell office:value-type="float" office:value="1.35451" calcext:value-type="float">
            <text:p>1.35451</text:p>
          </table:table-cell>
          <table:table-cell office:value-type="float" office:value="4.2712" calcext:value-type="float">
            <text:p>4.2712</text:p>
          </table:table-cell>
          <table:table-cell office:value-type="float" office:value="1.34999" calcext:value-type="float">
            <text:p>1.34999</text:p>
          </table:table-cell>
          <table:table-cell office:value-type="float" office:value="4.30614" calcext:value-type="float">
            <text:p>4.30614</text:p>
          </table:table-cell>
          <table:table-cell office:value-type="float" office:value="1.28361" calcext:value-type="float">
            <text:p>1.28361</text:p>
          </table:table-cell>
          <table:table-cell office:value-type="float" office:value="4.40894" calcext:value-type="float">
            <text:p>4.40894</text:p>
          </table:table-cell>
          <table:table-cell office:value-type="float" office:value="1.08852" calcext:value-type="float">
            <text:p>1.0885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8.50023" calcext:value-type="float">
            <text:p>8.50023</text:p>
          </table:table-cell>
          <table:table-cell office:value-type="float" office:value="2.7753" calcext:value-type="float">
            <text:p>2.7753</text:p>
          </table:table-cell>
          <table:table-cell office:value-type="float" office:value="8.50511" calcext:value-type="float">
            <text:p>8.50511</text:p>
          </table:table-cell>
          <table:table-cell office:value-type="float" office:value="2.76604" calcext:value-type="float">
            <text:p>2.76604</text:p>
          </table:table-cell>
          <table:table-cell office:value-type="float" office:value="8.57673" calcext:value-type="float">
            <text:p>8.57673</text:p>
          </table:table-cell>
          <table:table-cell office:value-type="float" office:value="2.63006" calcext:value-type="float">
            <text:p>2.63006</text:p>
          </table:table-cell>
          <table:table-cell office:value-type="float" office:value="8.78747" calcext:value-type="float">
            <text:p>8.78747</text:p>
          </table:table-cell>
          <table:table-cell office:value-type="float" office:value="2.23041" calcext:value-type="float">
            <text:p>2.2304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6.9631" calcext:value-type="float">
            <text:p>16.9631</text:p>
          </table:table-cell>
          <table:table-cell office:value-type="float" office:value="5.61688" calcext:value-type="float">
            <text:p>5.61688</text:p>
          </table:table-cell>
          <table:table-cell office:value-type="float" office:value="16.9729" calcext:value-type="float">
            <text:p>16.9729</text:p>
          </table:table-cell>
          <table:table-cell office:value-type="float" office:value="5.59814" calcext:value-type="float">
            <text:p>5.59814</text:p>
          </table:table-cell>
          <table:table-cell office:value-type="float" office:value="17.1179" calcext:value-type="float">
            <text:p>17.1179</text:p>
          </table:table-cell>
          <table:table-cell office:value-type="float" office:value="5.32296" calcext:value-type="float">
            <text:p>5.32296</text:p>
          </table:table-cell>
          <table:table-cell office:value-type="float" office:value="17.5445" calcext:value-type="float">
            <text:p>17.5445</text:p>
          </table:table-cell>
          <table:table-cell office:value-type="float" office:value="4.5142" calcext:value-type="float">
            <text:p>4.5142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2.39611" calcext:value-type="float">
            <text:p>2.39611</text:p>
          </table:table-cell>
          <table:table-cell office:value-type="float" office:value="3.82606" calcext:value-type="float">
            <text:p>3.82606</text:p>
          </table:table-cell>
          <table:table-cell office:value-type="float" office:value="2.42755" calcext:value-type="float">
            <text:p>2.42755</text:p>
          </table:table-cell>
          <table:table-cell office:value-type="float" office:value="3.77495" calcext:value-type="float">
            <text:p>3.77495</text:p>
          </table:table-cell>
          <table:table-cell office:value-type="float" office:value="2.86197" calcext:value-type="float">
            <text:p>2.86197</text:p>
          </table:table-cell>
          <table:table-cell office:value-type="float" office:value="3.07238" calcext:value-type="float">
            <text:p>3.07238</text:p>
          </table:table-cell>
          <table:table-cell office:value-type="float" office:value="3.85623" calcext:value-type="float">
            <text:p>3.85623</text:p>
          </table:table-cell>
          <table:table-cell office:value-type="float" office:value="1.49897" calcext:value-type="float">
            <text:p>1.4989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.67069" calcext:value-type="float">
            <text:p>4.67069</text:p>
          </table:table-cell>
          <table:table-cell office:value-type="float" office:value="7.79608" calcext:value-type="float">
            <text:p>7.79608</text:p>
          </table:table-cell>
          <table:table-cell office:value-type="float" office:value="4.73489" calcext:value-type="float">
            <text:p>4.73489</text:p>
          </table:table-cell>
          <table:table-cell office:value-type="float" office:value="7.69205" calcext:value-type="float">
            <text:p>7.69205</text:p>
          </table:table-cell>
          <table:table-cell office:value-type="float" office:value="5.62191" calcext:value-type="float">
            <text:p>5.62191</text:p>
          </table:table-cell>
          <table:table-cell office:value-type="float" office:value="6.26198" calcext:value-type="float">
            <text:p>6.26198</text:p>
          </table:table-cell>
          <table:table-cell office:value-type="float" office:value="7.65273" calcext:value-type="float">
            <text:p>7.65273</text:p>
          </table:table-cell>
          <table:table-cell office:value-type="float" office:value="3.05935" calcext:value-type="float">
            <text:p>3.0593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9.21985" calcext:value-type="float">
            <text:p>9.21985</text:p>
          </table:table-cell>
          <table:table-cell office:value-type="float" office:value="15.7361" calcext:value-type="float">
            <text:p>15.7361</text:p>
          </table:table-cell>
          <table:table-cell office:value-type="float" office:value="9.34956" calcext:value-type="float">
            <text:p>9.34956</text:p>
          </table:table-cell>
          <table:table-cell office:value-type="float" office:value="15.5263" calcext:value-type="float">
            <text:p>15.5263</text:p>
          </table:table-cell>
          <table:table-cell office:value-type="float" office:value="11.1418" calcext:value-type="float">
            <text:p>11.1418</text:p>
          </table:table-cell>
          <table:table-cell office:value-type="float" office:value="12.6412" calcext:value-type="float">
            <text:p>12.6412</text:p>
          </table:table-cell>
          <table:table-cell office:value-type="float" office:value="15.2457" calcext:value-type="float">
            <text:p>15.2457</text:p>
          </table:table-cell>
          <table:table-cell office:value-type="float" office:value="6.18012" calcext:value-type="float">
            <text:p>6.18012</text:p>
          </table:table-cell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0.189729" calcext:value-type="float">
            <text:p>0.189729</text:p>
          </table:table-cell>
          <table:table-cell office:value-type="float" office:value="4.90971" calcext:value-type="float">
            <text:p>4.90971</text:p>
          </table:table-cell>
          <table:table-cell office:value-type="float" office:value="0.304426" calcext:value-type="float">
            <text:p>0.304426</text:p>
          </table:table-cell>
          <table:table-cell office:value-type="float" office:value="4.76633" calcext:value-type="float">
            <text:p>4.76633</text:p>
          </table:table-cell>
          <table:table-cell office:value-type="float" office:value="1.74006" calcext:value-type="float">
            <text:p>1.74006</text:p>
          </table:table-cell>
          <table:table-cell office:value-type="float" office:value="3.01384" calcext:value-type="float">
            <text:p>3.01384</text:p>
          </table:table-cell>
          <table:table-cell office:value-type="float" office:value="3.94192" calcext:value-type="float">
            <text:p>3.94192</text:p>
          </table:table-cell>
          <table:table-cell office:value-type="float" office:value="0.662738" calcext:value-type="float">
            <text:p>0.66273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93178" calcext:value-type="float">
            <text:p>0.193178</text:p>
          </table:table-cell>
          <table:table-cell office:value-type="float" office:value="9.9153" calcext:value-type="float">
            <text:p>9.9153</text:p>
          </table:table-cell>
          <table:table-cell office:value-type="float" office:value="0.425594" calcext:value-type="float">
            <text:p>0.425594</text:p>
          </table:table-cell>
          <table:table-cell office:value-type="float" office:value="9.62693" calcext:value-type="float">
            <text:p>9.62693</text:p>
          </table:table-cell>
          <table:table-cell office:value-type="float" office:value="3.33565" calcext:value-type="float">
            <text:p>3.33565</text:p>
          </table:table-cell>
          <table:table-cell office:value-type="float" office:value="6.10214" calcext:value-type="float">
            <text:p>6.10214</text:p>
          </table:table-cell>
          <table:table-cell office:value-type="float" office:value="7.80949" calcext:value-type="float">
            <text:p>7.80949</text:p>
          </table:table-cell>
          <table:table-cell office:value-type="float" office:value="1.37186" calcext:value-type="float">
            <text:p>1.3718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00074" calcext:value-type="float">
            <text:p>0.200074</text:p>
          </table:table-cell>
          <table:table-cell office:value-type="float" office:value="19.9265" calcext:value-type="float">
            <text:p>19.9265</text:p>
          </table:table-cell>
          <table:table-cell office:value-type="float" office:value="0.66793" calcext:value-type="float">
            <text:p>0.66793</text:p>
          </table:table-cell>
          <table:table-cell office:value-type="float" office:value="19.3481" calcext:value-type="float">
            <text:p>19.3481</text:p>
          </table:table-cell>
          <table:table-cell office:value-type="float" office:value="6.52683" calcext:value-type="float">
            <text:p>6.52683</text:p>
          </table:table-cell>
          <table:table-cell office:value-type="float" office:value="12.2788" calcext:value-type="float">
            <text:p>12.2788</text:p>
          </table:table-cell>
          <table:table-cell office:value-type="float" office:value="15.5446" calcext:value-type="float">
            <text:p>15.5446</text:p>
          </table:table-cell>
          <table:table-cell office:value-type="float" office:value="2.79011" calcext:value-type="float">
            <text:p>2.7901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.44626" calcext:value-type="float">
            <text:p>-1.44626</text:p>
          </table:table-cell>
          <table:table-cell office:value-type="float" office:value="4.46452" calcext:value-type="float">
            <text:p>4.46452</text:p>
          </table:table-cell>
          <table:table-cell office:value-type="float" office:value="-1.22566" calcext:value-type="float">
            <text:p>-1.22566</text:p>
          </table:table-cell>
          <table:table-cell office:value-type="float" office:value="4.2647" calcext:value-type="float">
            <text:p>4.2647</text:p>
          </table:table-cell>
          <table:table-cell office:value-type="float" office:value="1.21592" calcext:value-type="float">
            <text:p>1.21592</text:p>
          </table:table-cell>
          <table:table-cell office:value-type="float" office:value="2.23207" calcext:value-type="float">
            <text:p>2.23207</text:p>
          </table:table-cell>
          <table:table-cell office:value-type="float" office:value="3.65836" calcext:value-type="float">
            <text:p>3.65836</text:p>
          </table:table-cell>
          <table:table-cell office:value-type="float" office:value="0.849233" calcext:value-type="float">
            <text:p>0.84923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3.06419" calcext:value-type="float">
            <text:p>-3.06419</text:p>
          </table:table-cell>
          <table:table-cell office:value-type="float" office:value="8.94926" calcext:value-type="float">
            <text:p>8.94926</text:p>
          </table:table-cell>
          <table:table-cell office:value-type="float" office:value="-2.62316" calcext:value-type="float">
            <text:p>-2.62316</text:p>
          </table:table-cell>
          <table:table-cell office:value-type="float" office:value="8.55466" calcext:value-type="float">
            <text:p>8.55466</text:p>
          </table:table-cell>
          <table:table-cell office:value-type="float" office:value="2.26399" calcext:value-type="float">
            <text:p>2.26399</text:p>
          </table:table-cell>
          <table:table-cell office:value-type="float" office:value="4.54199" calcext:value-type="float">
            <text:p>4.54199</text:p>
          </table:table-cell>
          <table:table-cell office:value-type="float" office:value="7.21227" calcext:value-type="float">
            <text:p>7.21227</text:p>
          </table:table-cell>
          <table:table-cell office:value-type="float" office:value="1.76292" calcext:value-type="float">
            <text:p>1.7629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6.30005" calcext:value-type="float">
            <text:p>-6.30005</text:p>
          </table:table-cell>
          <table:table-cell office:value-type="float" office:value="17.9187" calcext:value-type="float">
            <text:p>17.9187</text:p>
          </table:table-cell>
          <table:table-cell office:value-type="float" office:value="-5.41814" calcext:value-type="float">
            <text:p>-5.41814</text:p>
          </table:table-cell>
          <table:table-cell office:value-type="float" office:value="17.1346" calcext:value-type="float">
            <text:p>17.1346</text:p>
          </table:table-cell>
          <table:table-cell office:value-type="float" office:value="4.36013" calcext:value-type="float">
            <text:p>4.36013</text:p>
          </table:table-cell>
          <table:table-cell office:value-type="float" office:value="9.16184" calcext:value-type="float">
            <text:p>9.16184</text:p>
          </table:table-cell>
          <table:table-cell office:value-type="float" office:value="14.3201" calcext:value-type="float">
            <text:p>14.3201</text:p>
          </table:table-cell>
          <table:table-cell office:value-type="float" office:value="3.59029" calcext:value-type="float">
            <text:p>3.59029</text:p>
          </table:table-cell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-1.93767" calcext:value-type="float">
            <text:p>-1.93767</text:p>
          </table:table-cell>
          <table:table-cell office:value-type="float" office:value="4.1588" calcext:value-type="float">
            <text:p>4.1588</text:p>
          </table:table-cell>
          <table:table-cell office:value-type="float" office:value="-1.68229" calcext:value-type="float">
            <text:p>-1.68229</text:p>
          </table:table-cell>
          <table:table-cell office:value-type="float" office:value="3.96191" calcext:value-type="float">
            <text:p>3.96191</text:p>
          </table:table-cell>
          <table:table-cell office:value-type="float" office:value="0.827915" calcext:value-type="float">
            <text:p>0.827915</text:p>
          </table:table-cell>
          <table:table-cell office:value-type="float" office:value="2.29608" calcext:value-type="float">
            <text:p>2.29608</text:p>
          </table:table-cell>
          <table:table-cell office:value-type="float" office:value="3.14118" calcext:value-type="float">
            <text:p>3.14118</text:p>
          </table:table-cell>
          <table:table-cell office:value-type="float" office:value="0.934121" calcext:value-type="float">
            <text:p>0.93412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3.94061" calcext:value-type="float">
            <text:p>-3.94061</text:p>
          </table:table-cell>
          <table:table-cell office:value-type="float" office:value="8.37437" calcext:value-type="float">
            <text:p>8.37437</text:p>
          </table:table-cell>
          <table:table-cell office:value-type="float" office:value="-3.44391" calcext:value-type="float">
            <text:p>-3.44391</text:p>
          </table:table-cell>
          <table:table-cell office:value-type="float" office:value="7.99193" calcext:value-type="float">
            <text:p>7.99193</text:p>
          </table:table-cell>
          <table:table-cell office:value-type="float" office:value="1.4587" calcext:value-type="float">
            <text:p>1.4587</text:p>
          </table:table-cell>
          <table:table-cell office:value-type="float" office:value="4.73807" calcext:value-type="float">
            <text:p>4.73807</text:p>
          </table:table-cell>
          <table:table-cell office:value-type="float" office:value="6.1655" calcext:value-type="float">
            <text:p>6.1655</text:p>
          </table:table-cell>
          <table:table-cell office:value-type="float" office:value="1.89203" calcext:value-type="float">
            <text:p>1.8920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7.9465" calcext:value-type="float">
            <text:p>-7.9465</text:p>
          </table:table-cell>
          <table:table-cell office:value-type="float" office:value="16.8055" calcext:value-type="float">
            <text:p>16.8055</text:p>
          </table:table-cell>
          <table:table-cell office:value-type="float" office:value="-6.96715" calcext:value-type="float">
            <text:p>-6.96715</text:p>
          </table:table-cell>
          <table:table-cell office:value-type="float" office:value="16.052" calcext:value-type="float">
            <text:p>16.052</text:p>
          </table:table-cell>
          <table:table-cell office:value-type="float" office:value="2.72027" calcext:value-type="float">
            <text:p>2.72027</text:p>
          </table:table-cell>
          <table:table-cell office:value-type="float" office:value="9.62205" calcext:value-type="float">
            <text:p>9.62205</text:p>
          </table:table-cell>
          <table:table-cell office:value-type="float" office:value="12.2141" calcext:value-type="float">
            <text:p>12.2141</text:p>
          </table:table-cell>
          <table:table-cell office:value-type="float" office:value="3.80785" calcext:value-type="float">
            <text:p>3.80785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.2898" calcext:value-type="float">
            <text:p>-1.2898</text:p>
          </table:table-cell>
          <table:table-cell office:value-type="float" office:value="4.60653" calcext:value-type="float">
            <text:p>4.60653</text:p>
          </table:table-cell>
          <table:table-cell office:value-type="float" office:value="-1.15267" calcext:value-type="float">
            <text:p>-1.15267</text:p>
          </table:table-cell>
          <table:table-cell office:value-type="float" office:value="4.39238" calcext:value-type="float">
            <text:p>4.39238</text:p>
          </table:table-cell>
          <table:table-cell office:value-type="float" office:value="0.270331" calcext:value-type="float">
            <text:p>0.270331</text:p>
          </table:table-cell>
          <table:table-cell office:value-type="float" office:value="2.53906" calcext:value-type="float">
            <text:p>2.53906</text:p>
          </table:table-cell>
          <table:table-cell office:value-type="float" office:value="2.73155" calcext:value-type="float">
            <text:p>2.73155</text:p>
          </table:table-cell>
          <table:table-cell office:value-type="float" office:value="0.876067" calcext:value-type="float">
            <text:p>0.87606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2.4949" calcext:value-type="float">
            <text:p>-2.4949</text:p>
          </table:table-cell>
          <table:table-cell office:value-type="float" office:value="9.33929" calcext:value-type="float">
            <text:p>9.33929</text:p>
          </table:table-cell>
          <table:table-cell office:value-type="float" office:value="-2.25596" calcext:value-type="float">
            <text:p>-2.25596</text:p>
          </table:table-cell>
          <table:table-cell office:value-type="float" office:value="8.92065" calcext:value-type="float">
            <text:p>8.92065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5.21907" calcext:value-type="float">
            <text:p>5.21907</text:p>
          </table:table-cell>
          <table:table-cell office:value-type="float" office:value="5.32596" calcext:value-type="float">
            <text:p>5.32596</text:p>
          </table:table-cell>
          <table:table-cell office:value-type="float" office:value="1.78747" calcext:value-type="float">
            <text:p>1.787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4.9051" calcext:value-type="float">
            <text:p>-4.9051</text:p>
          </table:table-cell>
          <table:table-cell office:value-type="float" office:value="18.8048" calcext:value-type="float">
            <text:p>18.8048</text:p>
          </table:table-cell>
          <table:table-cell office:value-type="float" office:value="-4.46254" calcext:value-type="float">
            <text:p>-4.46254</text:p>
          </table:table-cell>
          <table:table-cell office:value-type="float" office:value="17.9772" calcext:value-type="float">
            <text:p>17.9772</text:p>
          </table:table-cell>
          <table:table-cell office:value-type="float" office:value="0.429151" calcext:value-type="float">
            <text:p>0.429151</text:p>
          </table:table-cell>
          <table:table-cell office:value-type="float" office:value="10.5791" calcext:value-type="float">
            <text:p>10.5791</text:p>
          </table:table-cell>
          <table:table-cell office:value-type="float" office:value="10.5148" calcext:value-type="float">
            <text:p>10.5148</text:p>
          </table:table-cell>
          <table:table-cell office:value-type="float" office:value="3.61029" calcext:value-type="float">
            <text:p>3.61029</text:p>
          </table:table-cell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-0.0367875" calcext:value-type="float">
            <text:p>-0.0367875</text:p>
          </table:table-cell>
          <table:table-cell office:value-type="float" office:value="4.91381" calcext:value-type="float">
            <text:p>4.91381</text:p>
          </table:table-cell>
          <table:table-cell office:value-type="float" office:value="-0.154966" calcext:value-type="float">
            <text:p>-0.154966</text:p>
          </table:table-cell>
          <table:table-cell office:value-type="float" office:value="4.64083" calcext:value-type="float">
            <text:p>4.64083</text:p>
          </table:table-cell>
          <table:table-cell office:value-type="float" office:value="-0.274295" calcext:value-type="float">
            <text:p>-0.274295</text:p>
          </table:table-cell>
          <table:table-cell office:value-type="float" office:value="2.28338" calcext:value-type="float">
            <text:p>2.28338</text:p>
          </table:table-cell>
          <table:table-cell office:value-type="float" office:value="2.23215" calcext:value-type="float">
            <text:p>2.23215</text:p>
          </table:table-cell>
          <table:table-cell office:value-type="float" office:value="1.04676" calcext:value-type="float">
            <text:p>1.0467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122106" calcext:value-type="float">
            <text:p>0.122106</text:p>
          </table:table-cell>
          <table:table-cell office:value-type="float" office:value="9.92285" calcext:value-type="float">
            <text:p>9.92285</text:p>
          </table:table-cell>
          <table:table-cell office:value-type="float" office:value="-0.162487" calcext:value-type="float">
            <text:p>-0.162487</text:p>
          </table:table-cell>
          <table:table-cell office:value-type="float" office:value="9.38616" calcext:value-type="float">
            <text:p>9.38616</text:p>
          </table:table-cell>
          <table:table-cell office:value-type="float" office:value="-0.747051" calcext:value-type="float">
            <text:p>-0.747051</text:p>
          </table:table-cell>
          <table:table-cell office:value-type="float" office:value="4.66301" calcext:value-type="float">
            <text:p>4.66301</text:p>
          </table:table-cell>
          <table:table-cell office:value-type="float" office:value="4.28911" calcext:value-type="float">
            <text:p>4.28911</text:p>
          </table:table-cell>
          <table:table-cell office:value-type="float" office:value="2.1439" calcext:value-type="float">
            <text:p>2.1439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39894" calcext:value-type="float">
            <text:p>0.439894</text:p>
          </table:table-cell>
          <table:table-cell office:value-type="float" office:value="19.9409" calcext:value-type="float">
            <text:p>19.9409</text:p>
          </table:table-cell>
          <table:table-cell office:value-type="float" office:value="-0.177531" calcext:value-type="float">
            <text:p>-0.177531</text:p>
          </table:table-cell>
          <table:table-cell office:value-type="float" office:value="18.8768" calcext:value-type="float">
            <text:p>18.8768</text:p>
          </table:table-cell>
          <table:table-cell office:value-type="float" office:value="-1.69256" calcext:value-type="float">
            <text:p>-1.69256</text:p>
          </table:table-cell>
          <table:table-cell office:value-type="float" office:value="9.42226" calcext:value-type="float">
            <text:p>9.42226</text:p>
          </table:table-cell>
          <table:table-cell office:value-type="float" office:value="8.40303" calcext:value-type="float">
            <text:p>8.40303</text:p>
          </table:table-cell>
          <table:table-cell office:value-type="float" office:value="4.33818" calcext:value-type="float">
            <text:p>4.33818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06645" calcext:value-type="float">
            <text:p>1.06645</text:p>
          </table:table-cell>
          <table:table-cell office:value-type="float" office:value="4.65382" calcext:value-type="float">
            <text:p>4.65382</text:p>
          </table:table-cell>
          <table:table-cell office:value-type="float" office:value="0.690574" calcext:value-type="float">
            <text:p>0.690574</text:p>
          </table:table-cell>
          <table:table-cell office:value-type="float" office:value="4.35597" calcext:value-type="float">
            <text:p>4.35597</text:p>
          </table:table-cell>
          <table:table-cell office:value-type="float" office:value="-0.559506" calcext:value-type="float">
            <text:p>-0.559506</text:p>
          </table:table-cell>
          <table:table-cell office:value-type="float" office:value="2.15879" calcext:value-type="float">
            <text:p>2.15879</text:p>
          </table:table-cell>
          <table:table-cell office:value-type="float" office:value="1.78873" calcext:value-type="float">
            <text:p>1.78873</text:p>
          </table:table-cell>
          <table:table-cell office:value-type="float" office:value="0.918311" calcext:value-type="float">
            <text:p>0.91831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33285" calcext:value-type="float">
            <text:p>2.33285</text:p>
          </table:table-cell>
          <table:table-cell office:value-type="float" office:value="9.33971" calcext:value-type="float">
            <text:p>9.33971</text:p>
          </table:table-cell>
          <table:table-cell office:value-type="float" office:value="1.54673" calcext:value-type="float">
            <text:p>1.54673</text:p>
          </table:table-cell>
          <table:table-cell office:value-type="float" office:value="8.76315" calcext:value-type="float">
            <text:p>8.76315</text:p>
          </table:table-cell>
          <table:table-cell office:value-type="float" office:value="-1.26419" calcext:value-type="float">
            <text:p>-1.26419</text:p>
          </table:table-cell>
          <table:table-cell office:value-type="float" office:value="4.43522" calcext:value-type="float">
            <text:p>4.43522</text:p>
          </table:table-cell>
          <table:table-cell office:value-type="float" office:value="3.3799" calcext:value-type="float">
            <text:p>3.3799</text:p>
          </table:table-cell>
          <table:table-cell office:value-type="float" office:value="1.87691" calcext:value-type="float">
            <text:p>1.8769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4.86567" calcext:value-type="float">
            <text:p>4.86567</text:p>
          </table:table-cell>
          <table:table-cell office:value-type="float" office:value="18.7115" calcext:value-type="float">
            <text:p>18.7115</text:p>
          </table:table-cell>
          <table:table-cell office:value-type="float" office:value="3.25903" calcext:value-type="float">
            <text:p>3.25903</text:p>
          </table:table-cell>
          <table:table-cell office:value-type="float" office:value="17.5775" calcext:value-type="float">
            <text:p>17.5775</text:p>
          </table:table-cell>
          <table:table-cell office:value-type="float" office:value="-2.67355" calcext:value-type="float">
            <text:p>-2.67355</text:p>
          </table:table-cell>
          <table:table-cell office:value-type="float" office:value="8.98807" calcext:value-type="float">
            <text:p>8.98807</text:p>
          </table:table-cell>
          <table:table-cell office:value-type="float" office:value="6.56224" calcext:value-type="float">
            <text:p>6.56224</text:p>
          </table:table-cell>
          <table:table-cell office:value-type="float" office:value="3.79411" calcext:value-type="float">
            <text:p>3.79411</text:p>
          </table:table-cell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1.44187" calcext:value-type="float">
            <text:p>1.44187</text:p>
          </table:table-cell>
          <table:table-cell office:value-type="float" office:value="4.48774" calcext:value-type="float">
            <text:p>4.48774</text:p>
          </table:table-cell>
          <table:table-cell office:value-type="float" office:value="0.984765" calcext:value-type="float">
            <text:p>0.984765</text:p>
          </table:table-cell>
          <table:table-cell office:value-type="float" office:value="4.20901" calcext:value-type="float">
            <text:p>4.20901</text:p>
          </table:table-cell>
          <table:table-cell office:value-type="float" office:value="-0.611669" calcext:value-type="float">
            <text:p>-0.611669</text:p>
          </table:table-cell>
          <table:table-cell office:value-type="float" office:value="2.34067" calcext:value-type="float">
            <text:p>2.34067</text:p>
          </table:table-cell>
          <table:table-cell office:value-type="float" office:value="1.40636" calcext:value-type="float">
            <text:p>1.40636</text:p>
          </table:table-cell>
          <table:table-cell office:value-type="float" office:value="0.942434" calcext:value-type="float">
            <text:p>0.942434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2.97207" calcext:value-type="float">
            <text:p>2.97207</text:p>
          </table:table-cell>
          <table:table-cell office:value-type="float" office:value="9.038" calcext:value-type="float">
            <text:p>9.038</text:p>
          </table:table-cell>
          <table:table-cell office:value-type="float" office:value="2.06749" calcext:value-type="float">
            <text:p>2.06749</text:p>
          </table:table-cell>
          <table:table-cell office:value-type="float" office:value="8.50788" calcext:value-type="float">
            <text:p>8.50788</text:p>
          </table:table-cell>
          <table:table-cell office:value-type="float" office:value="-1.30961" calcext:value-type="float">
            <text:p>-1.30961</text:p>
          </table:table-cell>
          <table:table-cell office:value-type="float" office:value="4.81722" calcext:value-type="float">
            <text:p>4.81722</text:p>
          </table:table-cell>
          <table:table-cell office:value-type="float" office:value="2.59498" calcext:value-type="float">
            <text:p>2.59498</text:p>
          </table:table-cell>
          <table:table-cell office:value-type="float" office:value="1.94527" calcext:value-type="float">
            <text:p>1.94527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6.03245" calcext:value-type="float">
            <text:p>6.03245</text:p>
          </table:table-cell>
          <table:table-cell office:value-type="float" office:value="18.1385" calcext:value-type="float">
            <text:p>18.1385</text:p>
          </table:table-cell>
          <table:table-cell office:value-type="float" office:value="4.23295" calcext:value-type="float">
            <text:p>4.23295</text:p>
          </table:table-cell>
          <table:table-cell office:value-type="float" office:value="17.1056" calcext:value-type="float">
            <text:p>17.1056</text:p>
          </table:table-cell>
          <table:table-cell office:value-type="float" office:value="-2.7055" calcext:value-type="float">
            <text:p>-2.7055</text:p>
          </table:table-cell>
          <table:table-cell office:value-type="float" office:value="9.77032" calcext:value-type="float">
            <text:p>9.77032</text:p>
          </table:table-cell>
          <table:table-cell office:value-type="float" office:value="4.97222" calcext:value-type="float">
            <text:p>4.97222</text:p>
          </table:table-cell>
          <table:table-cell office:value-type="float" office:value="3.95096" calcext:value-type="float">
            <text:p>3.95096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965693" calcext:value-type="float">
            <text:p>0.965693</text:p>
          </table:table-cell>
          <table:table-cell office:value-type="float" office:value="4.75267" calcext:value-type="float">
            <text:p>4.75267</text:p>
          </table:table-cell>
          <table:table-cell office:value-type="float" office:value="0.702403" calcext:value-type="float">
            <text:p>0.702403</text:p>
          </table:table-cell>
          <table:table-cell office:value-type="float" office:value="4.45968" calcext:value-type="float">
            <text:p>4.45968</text:p>
          </table:table-cell>
          <table:table-cell office:value-type="float" office:value="-0.583518" calcext:value-type="float">
            <text:p>-0.583518</text:p>
          </table:table-cell>
          <table:table-cell office:value-type="float" office:value="2.30144" calcext:value-type="float">
            <text:p>2.30144</text:p>
          </table:table-cell>
          <table:table-cell office:value-type="float" office:value="1.00017" calcext:value-type="float">
            <text:p>1.00017</text:p>
          </table:table-cell>
          <table:table-cell office:value-type="float" office:value="0.929629" calcext:value-type="float">
            <text:p>0.92962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5149" calcext:value-type="float">
            <text:p>1.85149</text:p>
          </table:table-cell>
          <table:table-cell office:value-type="float" office:value="9.62767" calcext:value-type="float">
            <text:p>9.62767</text:p>
          </table:table-cell>
          <table:table-cell office:value-type="float" office:value="1.38742" calcext:value-type="float">
            <text:p>1.38742</text:p>
          </table:table-cell>
          <table:table-cell office:value-type="float" office:value="9.06528" calcext:value-type="float">
            <text:p>9.06528</text:p>
          </table:table-cell>
          <table:table-cell office:value-type="float" office:value="-1.201" calcext:value-type="float">
            <text:p>-1.201</text:p>
          </table:table-cell>
          <table:table-cell office:value-type="float" office:value="4.70056" calcext:value-type="float">
            <text:p>4.70056</text:p>
          </table:table-cell>
          <table:table-cell office:value-type="float" office:value="1.76986" calcext:value-type="float">
            <text:p>1.76986</text:p>
          </table:table-cell>
          <table:table-cell office:value-type="float" office:value="1.89968" calcext:value-type="float">
            <text:p>1.8996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62308" calcext:value-type="float">
            <text:p>3.62308</text:p>
          </table:table-cell>
          <table:table-cell office:value-type="float" office:value="19.3777" calcext:value-type="float">
            <text:p>19.3777</text:p>
          </table:table-cell>
          <table:table-cell office:value-type="float" office:value="2.75745" calcext:value-type="float">
            <text:p>2.75745</text:p>
          </table:table-cell>
          <table:table-cell office:value-type="float" office:value="18.2765" calcext:value-type="float">
            <text:p>18.2765</text:p>
          </table:table-cell>
          <table:table-cell office:value-type="float" office:value="-2.43597" calcext:value-type="float">
            <text:p>-2.43597</text:p>
          </table:table-cell>
          <table:table-cell office:value-type="float" office:value="9.4988" calcext:value-type="float">
            <text:p>9.4988</text:p>
          </table:table-cell>
          <table:table-cell office:value-type="float" office:value="3.30926" calcext:value-type="float">
            <text:p>3.30926</text:p>
          </table:table-cell>
          <table:table-cell office:value-type="float" office:value="3.83978" calcext:value-type="float">
            <text:p>3.83978</text:p>
          </table:table-cell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office:value-type="float" office:value="-0.0127241" calcext:value-type="float">
            <text:p>-0.0127241</text:p>
          </table:table-cell>
          <table:table-cell office:value-type="float" office:value="4.92206" calcext:value-type="float">
            <text:p>4.92206</text:p>
          </table:table-cell>
          <table:table-cell office:value-type="float" office:value="0.121975" calcext:value-type="float">
            <text:p>0.121975</text:p>
          </table:table-cell>
          <table:table-cell office:value-type="float" office:value="4.57771" calcext:value-type="float">
            <text:p>4.57771</text:p>
          </table:table-cell>
          <table:table-cell office:value-type="float" office:value="-0.517427" calcext:value-type="float">
            <text:p>-0.517427</text:p>
          </table:table-cell>
          <table:table-cell office:value-type="float" office:value="2.15428" calcext:value-type="float">
            <text:p>2.15428</text:p>
          </table:table-cell>
          <table:table-cell office:value-type="float" office:value="0.662534" calcext:value-type="float">
            <text:p>0.662534</text:p>
          </table:table-cell>
          <table:table-cell office:value-type="float" office:value="0.884796" calcext:value-type="float">
            <text:p>0.88479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234235" calcext:value-type="float">
            <text:p>-0.234235</text:p>
          </table:table-cell>
          <table:table-cell office:value-type="float" office:value="9.93525" calcext:value-type="float">
            <text:p>9.93525</text:p>
          </table:table-cell>
          <table:table-cell office:value-type="float" office:value="0.12257" calcext:value-type="float">
            <text:p>0.12257</text:p>
          </table:table-cell>
          <table:table-cell office:value-type="float" office:value="9.26846" calcext:value-type="float">
            <text:p>9.26846</text:p>
          </table:table-cell>
          <table:table-cell office:value-type="float" office:value="-1.01703" calcext:value-type="float">
            <text:p>-1.01703</text:p>
          </table:table-cell>
          <table:table-cell office:value-type="float" office:value="4.39863" calcext:value-type="float">
            <text:p>4.39863</text:p>
          </table:table-cell>
          <table:table-cell office:value-type="float" office:value="1.09711" calcext:value-type="float">
            <text:p>1.09711</text:p>
          </table:table-cell>
          <table:table-cell office:value-type="float" office:value="1.81024" calcext:value-type="float">
            <text:p>1.8102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677257" calcext:value-type="float">
            <text:p>-0.677257</text:p>
          </table:table-cell>
          <table:table-cell office:value-type="float" office:value="19.9616" calcext:value-type="float">
            <text:p>19.9616</text:p>
          </table:table-cell>
          <table:table-cell office:value-type="float" office:value="0.123762" calcext:value-type="float">
            <text:p>0.123762</text:p>
          </table:table-cell>
          <table:table-cell office:value-type="float" office:value="18.65" calcext:value-type="float">
            <text:p>18.65</text:p>
          </table:table-cell>
          <table:table-cell office:value-type="float" office:value="-2.01624" calcext:value-type="float">
            <text:p>-2.01624</text:p>
          </table:table-cell>
          <table:table-cell office:value-type="float" office:value="8.88734" calcext:value-type="float">
            <text:p>8.88734</text:p>
          </table:table-cell>
          <table:table-cell office:value-type="float" office:value="1.96627" calcext:value-type="float">
            <text:p>1.96627</text:p>
          </table:table-cell>
          <table:table-cell office:value-type="float" office:value="3.66112" calcext:value-type="float">
            <text:p>3.66112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0.900975" calcext:value-type="float">
            <text:p>-0.900975</text:p>
          </table:table-cell>
          <table:table-cell office:value-type="float" office:value="4.72642" calcext:value-type="float">
            <text:p>4.72642</text:p>
          </table:table-cell>
          <table:table-cell office:value-type="float" office:value="-0.386664" calcext:value-type="float">
            <text:p>-0.386664</text:p>
          </table:table-cell>
          <table:table-cell office:value-type="float" office:value="4.37128" calcext:value-type="float">
            <text:p>4.37128</text:p>
          </table:table-cell>
          <table:table-cell office:value-type="float" office:value="-0.372196" calcext:value-type="float">
            <text:p>-0.372196</text:p>
          </table:table-cell>
          <table:table-cell office:value-type="float" office:value="2.24625" calcext:value-type="float">
            <text:p>2.24625</text:p>
          </table:table-cell>
          <table:table-cell office:value-type="float" office:value="0.354659" calcext:value-type="float">
            <text:p>0.354659</text:p>
          </table:table-cell>
          <table:table-cell office:value-type="float" office:value="0.967956" calcext:value-type="float">
            <text:p>0.96795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2.02258" calcext:value-type="float">
            <text:p>-2.02258</text:p>
          </table:table-cell>
          <table:table-cell office:value-type="float" office:value="9.4841" calcext:value-type="float">
            <text:p>9.4841</text:p>
          </table:table-cell>
          <table:table-cell office:value-type="float" office:value="-0.936577" calcext:value-type="float">
            <text:p>-0.936577</text:p>
          </table:table-cell>
          <table:table-cell office:value-type="float" office:value="8.80799" calcext:value-type="float">
            <text:p>8.80799</text:p>
          </table:table-cell>
          <table:table-cell office:value-type="float" office:value="-0.677958" calcext:value-type="float">
            <text:p>-0.677958</text:p>
          </table:table-cell>
          <table:table-cell office:value-type="float" office:value="4.60818" calcext:value-type="float">
            <text:p>4.60818</text:p>
          </table:table-cell>
          <table:table-cell office:value-type="float" office:value="0.486428" calcext:value-type="float">
            <text:p>0.486428</text:p>
          </table:table-cell>
          <table:table-cell office:value-type="float" office:value="1.9811" calcext:value-type="float">
            <text:p>1.981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4.26579" calcext:value-type="float">
            <text:p>-4.26579</text:p>
          </table:table-cell>
          <table:table-cell office:value-type="float" office:value="18.9995" calcext:value-type="float">
            <text:p>18.9995</text:p>
          </table:table-cell>
          <table:table-cell office:value-type="float" office:value="-2.0364" calcext:value-type="float">
            <text:p>-2.0364</text:p>
          </table:table-cell>
          <table:table-cell office:value-type="float" office:value="17.6814" calcext:value-type="float">
            <text:p>17.6814</text:p>
          </table:table-cell>
          <table:table-cell office:value-type="float" office:value="-1.28948" calcext:value-type="float">
            <text:p>-1.28948</text:p>
          </table:table-cell>
          <table:table-cell office:value-type="float" office:value="9.33205" calcext:value-type="float">
            <text:p>9.33205</text:p>
          </table:table-cell>
          <table:table-cell office:value-type="float" office:value="0.749966" calcext:value-type="float">
            <text:p>0.749966</text:p>
          </table:table-cell>
          <table:table-cell office:value-type="float" office:value="4.0074" calcext:value-type="float">
            <text:p>4.0074</text:p>
          </table:table-cell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office:value-type="float" office:value="-1.20695" calcext:value-type="float">
            <text:p>-1.20695</text:p>
          </table:table-cell>
          <table:table-cell office:value-type="float" office:value="4.61574" calcext:value-type="float">
            <text:p>4.61574</text:p>
          </table:table-cell>
          <table:table-cell office:value-type="float" office:value="-0.5774" calcext:value-type="float">
            <text:p>-0.5774</text:p>
          </table:table-cell>
          <table:table-cell office:value-type="float" office:value="4.2871" calcext:value-type="float">
            <text:p>4.2871</text:p>
          </table:table-cell>
          <table:table-cell office:value-type="float" office:value="-0.165567" calcext:value-type="float">
            <text:p>-0.165567</text:p>
          </table:table-cell>
          <table:table-cell office:value-type="float" office:value="2.31975" calcext:value-type="float">
            <text:p>2.31975</text:p>
          </table:table-cell>
          <table:table-cell office:value-type="float" office:value="0.0759525" calcext:value-type="float">
            <text:p>0.0759525</text:p>
          </table:table-cell>
          <table:table-cell office:value-type="float" office:value="0.923884" calcext:value-type="float">
            <text:p>0.92388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-2.51757" calcext:value-type="float">
            <text:p>-2.51757</text:p>
          </table:table-cell>
          <table:table-cell office:value-type="float" office:value="9.29147" calcext:value-type="float">
            <text:p>9.29147</text:p>
          </table:table-cell>
          <table:table-cell office:value-type="float" office:value="-1.27911" calcext:value-type="float">
            <text:p>-1.27911</text:p>
          </table:table-cell>
          <table:table-cell office:value-type="float" office:value="8.67874" calcext:value-type="float">
            <text:p>8.67874</text:p>
          </table:table-cell>
          <table:table-cell office:value-type="float" office:value="-0.23411" calcext:value-type="float">
            <text:p>-0.23411</text:p>
          </table:table-cell>
          <table:table-cell office:value-type="float" office:value="4.73708" calcext:value-type="float">
            <text:p>4.73708</text:p>
          </table:table-cell>
          <table:table-cell office:value-type="float" office:value="-0.054491" calcext:value-type="float">
            <text:p>-0.054491</text:p>
          </table:table-cell>
          <table:table-cell office:value-type="float" office:value="1.88146" calcext:value-type="float">
            <text:p>1.88146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4"/>
          <table:table-cell office:value-type="float" office:value="-0.371197" calcext:value-type="float">
            <text:p>-0.371197</text:p>
          </table:table-cell>
          <table:table-cell office:value-type="float" office:value="9.57175" calcext:value-type="float">
            <text:p>9.57175</text:p>
          </table:table-cell>
          <table:table-cell office:value-type="float" office:value="-0.315378" calcext:value-type="float">
            <text:p>-0.315378</text:p>
          </table:table-cell>
          <table:table-cell office:value-type="float" office:value="3.79661" calcext:value-type="float">
            <text:p>3.79661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0.801617" calcext:value-type="float">
            <text:p>-0.801617</text:p>
          </table:table-cell>
          <table:table-cell office:value-type="float" office:value="4.816" calcext:value-type="float">
            <text:p>4.816</text:p>
          </table:table-cell>
          <table:table-cell office:value-type="float" office:value="-0.429237" calcext:value-type="float">
            <text:p>-0.429237</text:p>
          </table:table-cell>
          <table:table-cell office:value-type="float" office:value="4.4719" calcext:value-type="float">
            <text:p>4.4719</text:p>
          </table:table-cell>
          <table:table-cell office:value-type="float" office:value="0.0202286" calcext:value-type="float">
            <text:p>0.0202286</text:p>
          </table:table-cell>
          <table:table-cell office:value-type="float" office:value="2.22135" calcext:value-type="float">
            <text:p>2.22135</text:p>
          </table:table-cell>
          <table:table-cell office:value-type="float" office:value="-0.131685" calcext:value-type="float">
            <text:p>-0.131685</text:p>
          </table:table-cell>
          <table:table-cell office:value-type="float" office:value="0.956964" calcext:value-type="float">
            <text:p>0.956964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143242" calcext:value-type="float">
            <text:p>0.143242</text:p>
          </table:table-cell>
          <table:table-cell office:value-type="float" office:value="4.51885" calcext:value-type="float">
            <text:p>4.51885</text:p>
          </table:table-cell>
          <table:table-cell office:value-type="float" office:value="-0.443826" calcext:value-type="float">
            <text:p>-0.443826</text:p>
          </table:table-cell>
          <table:table-cell office:value-type="float" office:value="1.96704" calcext:value-type="float">
            <text:p>1.96704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389268" calcext:value-type="float">
            <text:p>0.389268</text:p>
          </table:table-cell>
          <table:table-cell office:value-type="float" office:value="9.11386" calcext:value-type="float">
            <text:p>9.11386</text:p>
          </table:table-cell>
          <table:table-cell office:value-type="float" office:value="-1.06811" calcext:value-type="float">
            <text:p>-1.06811</text:p>
          </table:table-cell>
          <table:table-cell office:value-type="float" office:value="3.98719" calcext:value-type="float">
            <text:p>3.98719</text:p>
          </table:table-cell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134482" calcext:value-type="float">
            <text:p>0.134482</text:p>
          </table:table-cell>
          <table:table-cell office:value-type="float" office:value="2.22742" calcext:value-type="float">
            <text:p>2.22742</text:p>
          </table:table-cell>
          <table:table-cell office:value-type="float" office:value="-0.306867" calcext:value-type="float">
            <text:p>-0.306867</text:p>
          </table:table-cell>
          <table:table-cell office:value-type="float" office:value="0.94783" calcext:value-type="float">
            <text:p>0.94783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360048" calcext:value-type="float">
            <text:p>0.360048</text:p>
          </table:table-cell>
          <table:table-cell office:value-type="float" office:value="4.55334" calcext:value-type="float">
            <text:p>4.55334</text:p>
          </table:table-cell>
          <table:table-cell office:value-type="float" office:value="-0.764672" calcext:value-type="float">
            <text:p>-0.764672</text:p>
          </table:table-cell>
          <table:table-cell office:value-type="float" office:value="1.94189" calcext:value-type="float">
            <text:p>1.94189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6"/>
          <table:table-cell office:value-type="float" office:value="-1.68028" calcext:value-type="float">
            <text:p>-1.68028</text:p>
          </table:table-cell>
          <table:table-cell office:value-type="float" office:value="3.93002" calcext:value-type="float">
            <text:p>3.93002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188933" calcext:value-type="float">
            <text:p>0.188933</text:p>
          </table:table-cell>
          <table:table-cell office:value-type="float" office:value="2.31908" calcext:value-type="float">
            <text:p>2.31908</text:p>
          </table:table-cell>
          <table:table-cell office:value-type="float" office:value="-0.434833" calcext:value-type="float">
            <text:p>-0.434833</text:p>
          </table:table-cell>
          <table:table-cell office:value-type="float" office:value="0.908638" calcext:value-type="float">
            <text:p>0.9086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-0.981384" calcext:value-type="float">
            <text:p>-0.981384</text:p>
          </table:table-cell>
          <table:table-cell office:value-type="float" office:value="1.86405" calcext:value-type="float">
            <text:p>1.86405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-2.07449" calcext:value-type="float">
            <text:p>-2.07449</text:p>
          </table:table-cell>
          <table:table-cell office:value-type="float" office:value="3.77488" calcext:value-type="float">
            <text:p>3.77488</text:p>
          </table:table-cell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4"/>
          <table:table-cell office:value-type="float" office:value="0.20789" calcext:value-type="float">
            <text:p>0.20789</text:p>
          </table:table-cell>
          <table:table-cell office:value-type="float" office:value="2.28034" calcext:value-type="float">
            <text:p>2.28034</text:p>
          </table:table-cell>
          <table:table-cell office:value-type="float" office:value="-0.512404" calcext:value-type="float">
            <text:p>-0.512404</text:p>
          </table:table-cell>
          <table:table-cell office:value-type="float" office:value="0.947029" calcext:value-type="float">
            <text:p>0.947029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6"/>
          <table:table-cell office:value-type="float" office:value="-1.09306" calcext:value-type="float">
            <text:p>-1.09306</text:p>
          </table:table-cell>
          <table:table-cell office:value-type="float" office:value="1.94139" calcext:value-type="float">
            <text:p>1.94139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6"/>
          <table:table-cell office:value-type="float" office:value="-2.25438" calcext:value-type="float">
            <text:p>-2.25438</text:p>
          </table:table-cell>
          <table:table-cell office:value-type="float" office:value="3.9301" calcext:value-type="float">
            <text:p>3.9301</text:p>
          </table:table-cell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-0.561657" calcext:value-type="float">
            <text:p>-0.561657</text:p>
          </table:table-cell>
          <table:table-cell office:value-type="float" office:value="0.914665" calcext:value-type="float">
            <text:p>0.914665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-1.14706" calcext:value-type="float">
            <text:p>-1.14706</text:p>
          </table:table-cell>
          <table:table-cell office:value-type="float" office:value="1.8647" calcext:value-type="float">
            <text:p>1.8647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-2.31786" calcext:value-type="float">
            <text:p>-2.31786</text:p>
          </table:table-cell>
          <table:table-cell office:value-type="float" office:value="3.76479" calcext:value-type="float">
            <text:p>3.76479</text:p>
          </table:table-cell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6"/>
          <table:table-cell office:value-type="float" office:value="-0.572481" calcext:value-type="float">
            <text:p>-0.572481</text:p>
          </table:table-cell>
          <table:table-cell office:value-type="float" office:value="0.943727" calcext:value-type="float">
            <text:p>0.943727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6"/>
          <table:table-cell office:value-type="float" office:value="-1.12193" calcext:value-type="float">
            <text:p>-1.12193</text:p>
          </table:table-cell>
          <table:table-cell office:value-type="float" office:value="1.93525" calcext:value-type="float">
            <text:p>1.9352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6"/>
          <table:table-cell office:value-type="float" office:value="-2.22083" calcext:value-type="float">
            <text:p>-2.22083</text:p>
          </table:table-cell>
          <table:table-cell office:value-type="float" office:value="3.9183" calcext:value-type="float">
            <text:p>3.918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0.559164" calcext:value-type="float">
            <text:p>-0.559164</text:p>
          </table:table-cell>
          <table:table-cell office:value-type="float" office:value="0.947541" calcext:value-type="float">
            <text:p>0.9475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.05049" calcext:value-type="float">
            <text:p>-1.05049</text:p>
          </table:table-cell>
          <table:table-cell office:value-type="float" office:value="1.936" calcext:value-type="float">
            <text:p>1.9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2.03315" calcext:value-type="float">
            <text:p>-2.03315</text:p>
          </table:table-cell>
          <table:table-cell office:value-type="float" office:value="3.91291" calcext:value-type="float">
            <text:p>3.91291</text:p>
          </table:table-cell>
        </table:table-row>
        <table:table-row table:style-name="ro1">
          <table:table-cell table:number-columns-repeated="3"/>
          <table:table-cell office:value-type="float" office:value="1.05" calcext:value-type="float">
            <text:p>1.05</text:p>
          </table:table-cell>
          <table:table-cell table:number-columns-repeated="6"/>
          <table:table-cell office:value-type="float" office:value="-0.529609" calcext:value-type="float">
            <text:p>-0.529609</text:p>
          </table:table-cell>
          <table:table-cell office:value-type="float" office:value="0.927283" calcext:value-type="float">
            <text:p>0.927283</text:p>
          </table:table-cell>
          <table:table-cell/>
          <table:table-cell office:value-type="float" office:value="1.05" calcext:value-type="float">
            <text:p>1.05</text:p>
          </table:table-cell>
          <table:table-cell table:number-columns-repeated="6"/>
          <table:table-cell office:value-type="float" office:value="-0.951325" calcext:value-type="float">
            <text:p>-0.951325</text:p>
          </table:table-cell>
          <table:table-cell office:value-type="float" office:value="1.90136" calcext:value-type="float">
            <text:p>1.90136</text:p>
          </table:table-cell>
          <table:table-cell/>
          <table:table-cell office:value-type="float" office:value="1.05" calcext:value-type="float">
            <text:p>1.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table:number-columns-repeated="6"/>
          <table:table-cell office:value-type="float" office:value="-0.480303" calcext:value-type="float">
            <text:p>-0.480303</text:p>
          </table:table-cell>
          <table:table-cell office:value-type="float" office:value="0.949682" calcext:value-type="float">
            <text:p>0.949682</text:p>
          </table:table-cell>
          <table:table-cell table:number-columns-repeated="11"/>
          <table:table-cell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15" calcext:value-type="float">
            <text:p>1.15</text:p>
          </table:table-cell>
          <table:table-cell table:number-columns-repeated="6"/>
          <table:table-cell office:value-type="float" office:value="-0.421765" calcext:value-type="float">
            <text:p>-0.421765</text:p>
          </table:table-cell>
          <table:table-cell office:value-type="float" office:value="0.916328" calcext:value-type="float">
            <text:p>0.916328</text:p>
          </table:table-cell>
          <table:table-cell table:number-columns-repeated="11"/>
          <table:table-cell office:value-type="float" office:value="1.15" calcext:value-type="float">
            <text:p>1.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float" office:value="-0.354573" calcext:value-type="float">
            <text:p>-0.354573</text:p>
          </table:table-cell>
          <table:table-cell office:value-type="float" office:value="0.933239" calcext:value-type="float">
            <text:p>0.933239</text:p>
          </table:table-cell>
          <table:table-cell table:number-columns-repeated="11"/>
          <table:table-cell office:value-type="float" office:value="1.2" calcext:value-type="float">
            <text:p>1.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22:07:39.490871768</meta:creation-date>
    <dc:date>2020-08-24T22:23:19.246104968</dc:date>
    <meta:editing-duration>PT15M36S</meta:editing-duration>
    <meta:editing-cycles>7</meta:editing-cycles>
    <meta:generator>LibreOffice/5.1.6.2$Linux_X86_64 LibreOffice_project/10m0$Build-2</meta:generator>
    <meta:document-statistic meta:table-count="1" meta:cell-count="5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Magnetization Z (L=20)</text:p>
        </chart:title>
        <chart:legend svg:x="13.224cm" svg:y="1.575cm" style:legend-expansion="custom" chartooo:width="1.769cm" chartooo:height="2.092cm" style:legend-expansion-aspect-ratio="0.845602294455067" chart:style-name="ch3"/>
        <chart:plot-area chart:style-name="ch4" table:cell-range-address="Pierwsze_podejscie.D9:Pierwsze_podejscie.E23 Pierwsze_podejscie.D7:Pierwsze_podejscie.D7 Pierwsze_podejscie.G7:Pierwsze_podejscie.G7 Pierwsze_podejscie.G9:Pierwsze_podejscie.G23 Pierwsze_podejscie.I7:Pierwsze_podejscie.I7 Pierwsze_podejscie.I9:Pierwsze_podejscie.I26 Pierwsze_podejscie.K7:Pierwsze_podejscie.K7 Pierwsze_podejscie.K9:Pierwsze_podejscie.K33" chart:data-source-has-labels="row" svg:x="0.32cm" svg:y="1.275cm" svg:width="15.36cm" svg:height="6.564cm">
          <chartooo:coordinate-region svg:x="0.862cm" svg:y="1.391cm" svg:width="14.578cm" svg:height="6.166cm"/>
          <chart:axis chart:dimension="x" chart:name="primary-x" chart:style-name="ch5">
            <chart:title svg:x="7.599cm" svg:y="8.019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ierwsze_podejscie.E9:Pierwsze_podejscie.E23" chart:label-cell-address="Pierwsze_podejscie.D7:Pierwsze_podejscie.D7" chart:class="chart:scatter">
            <chart:domain table:cell-range-address="Pierwsze_podejscie.D9:Pierwsze_podejscie.D23"/>
            <chart:data-point chart:repeated="15"/>
          </chart:series>
          <chart:series chart:style-name="ch9" chart:values-cell-range-address="Pierwsze_podejscie.G9:Pierwsze_podejscie.G23" chart:label-cell-address="Pierwsze_podejscie.G7:Pierwsze_podejscie.G7" chart:class="chart:scatter">
            <chart:data-point chart:repeated="15"/>
          </chart:series>
          <chart:series chart:style-name="ch10" chart:values-cell-range-address="Pierwsze_podejscie.I9:Pierwsze_podejscie.I26" chart:label-cell-address="Pierwsze_podejscie.I7:Pierwsze_podejscie.I7" chart:class="chart:scatter">
            <chart:domain table:cell-range-address="Pierwsze_podejscie.D9:Pierwsze_podejscie.D26"/>
            <chart:data-point chart:repeated="18"/>
          </chart:series>
          <chart:series chart:style-name="ch11" chart:values-cell-range-address="Pierwsze_podejscie.K9:Pierwsze_podejscie.K33" chart:label-cell-address="Pierwsze_podejscie.K7:Pierwsze_podejscie.K7" chart:class="chart:scatter">
            <chart:domain table:cell-range-address="Pierwsze_podejscie.D9:Pierwsze_podejscie.D33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=0</text:p>
                <draw:g>
                  <svg:desc>Pierwsze_podejscie.D7:Pierwsze_podejscie.D7</svg:desc>
                </draw:g>
              </table:table-cell>
              <table:table-cell office:value-type="string">
                <text:p>U=1</text:p>
                <draw:g>
                  <svg:desc>Pierwsze_podejscie.G7:Pierwsze_podejscie.G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4</text:p>
                <draw:g>
                  <svg:desc>Pierwsze_podejscie.I7:Pierwsze_podejscie.I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8</text:p>
                <draw:g>
                  <svg:desc>Pierwsze_podejscie.K7:Pierwsze_podejscie.K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erwsze_podejscie.D9:Pierwsze_podejscie.D23</svg:desc>
                </draw:g>
              </table:table-cell>
              <table:table-cell office:value-type="float" office:value="5">
                <text:p>5</text:p>
                <draw:g>
                  <svg:desc>Pierwsze_podejscie.E9:Pierwsze_podejscie.E23</svg:desc>
                </draw:g>
              </table:table-cell>
              <table:table-cell office:value-type="float" office:value="5">
                <text:p>5</text:p>
                <draw:g>
                  <svg:desc>Pierwsze_podejscie.G9:Pierwsze_podejscie.G23</svg:desc>
                </draw:g>
              </table:table-cell>
              <table:table-cell office:value-type="float" office:value="0">
                <text:p>0</text:p>
                <draw:g>
                  <svg:desc>Pierwsze_podejscie.D9:Pierwsze_podejscie.D26</svg:desc>
                </draw:g>
              </table:table-cell>
              <table:table-cell office:value-type="float" office:value="5">
                <text:p>5</text:p>
                <draw:g>
                  <svg:desc>Pierwsze_podejscie.I9:Pierwsze_podejscie.I26</svg:desc>
                </draw:g>
              </table:table-cell>
              <table:table-cell office:value-type="float" office:value="0">
                <text:p>0</text:p>
                <draw:g>
                  <svg:desc>Pierwsze_podejscie.D9:Pierwsze_podejscie.D33</svg:desc>
                </draw:g>
              </table:table-cell>
              <table:table-cell office:value-type="float" office:value="5">
                <text:p>5</text:p>
                <draw:g>
                  <svg:desc>Pierwsze_podejscie.K9:Pierwsze_podejscie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4.26882">
                <text:p>4.26882</text:p>
              </table:table-cell>
              <table:table-cell office:value-type="float" office:value="4.2712">
                <text:p>4.2712</text:p>
              </table:table-cell>
              <table:table-cell office:value-type="float" office:value="0.05">
                <text:p>0.05</text:p>
              </table:table-cell>
              <table:table-cell office:value-type="float" office:value="4.30614">
                <text:p>4.30614</text:p>
              </table:table-cell>
              <table:table-cell office:value-type="float" office:value="0.05">
                <text:p>0.05</text:p>
              </table:table-cell>
              <table:table-cell office:value-type="float" office:value="4.40894">
                <text:p>4.40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.39611">
                <text:p>2.39611</text:p>
              </table:table-cell>
              <table:table-cell office:value-type="float" office:value="2.42755">
                <text:p>2.42755</text:p>
              </table:table-cell>
              <table:table-cell office:value-type="float" office:value="0.1">
                <text:p>0.1</text:p>
              </table:table-cell>
              <table:table-cell office:value-type="float" office:value="2.86197">
                <text:p>2.86197</text:p>
              </table:table-cell>
              <table:table-cell office:value-type="float" office:value="0.1">
                <text:p>0.1</text:p>
              </table:table-cell>
              <table:table-cell office:value-type="float" office:value="3.85623">
                <text:p>3.85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189729">
                <text:p>0.189729</text:p>
              </table:table-cell>
              <table:table-cell office:value-type="float" office:value="0.304426">
                <text:p>0.304426</text:p>
              </table:table-cell>
              <table:table-cell office:value-type="float" office:value="0.15">
                <text:p>0.15</text:p>
              </table:table-cell>
              <table:table-cell office:value-type="float" office:value="1.74006">
                <text:p>1.74006</text:p>
              </table:table-cell>
              <table:table-cell office:value-type="float" office:value="0.15">
                <text:p>0.15</text:p>
              </table:table-cell>
              <table:table-cell office:value-type="float" office:value="3.94192">
                <text:p>3.94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1.44626">
                <text:p>-1.44626</text:p>
              </table:table-cell>
              <table:table-cell office:value-type="float" office:value="-1.22566">
                <text:p>-1.22566</text:p>
              </table:table-cell>
              <table:table-cell office:value-type="float" office:value="0.2">
                <text:p>0.2</text:p>
              </table:table-cell>
              <table:table-cell office:value-type="float" office:value="1.21592">
                <text:p>1.21592</text:p>
              </table:table-cell>
              <table:table-cell office:value-type="float" office:value="0.2">
                <text:p>0.2</text:p>
              </table:table-cell>
              <table:table-cell office:value-type="float" office:value="3.65836">
                <text:p>3.65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1.93767">
                <text:p>-1.93767</text:p>
              </table:table-cell>
              <table:table-cell office:value-type="float" office:value="-1.68229">
                <text:p>-1.68229</text:p>
              </table:table-cell>
              <table:table-cell office:value-type="float" office:value="0.25">
                <text:p>0.25</text:p>
              </table:table-cell>
              <table:table-cell office:value-type="float" office:value="0.827915">
                <text:p>0.827915</text:p>
              </table:table-cell>
              <table:table-cell office:value-type="float" office:value="0.25">
                <text:p>0.25</text:p>
              </table:table-cell>
              <table:table-cell office:value-type="float" office:value="3.14118">
                <text:p>3.1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1.2898">
                <text:p>-1.2898</text:p>
              </table:table-cell>
              <table:table-cell office:value-type="float" office:value="-1.15267">
                <text:p>-1.15267</text:p>
              </table:table-cell>
              <table:table-cell office:value-type="float" office:value="0.3">
                <text:p>0.3</text:p>
              </table:table-cell>
              <table:table-cell office:value-type="float" office:value="0.270331">
                <text:p>0.270331</text:p>
              </table:table-cell>
              <table:table-cell office:value-type="float" office:value="0.3">
                <text:p>0.3</text:p>
              </table:table-cell>
              <table:table-cell office:value-type="float" office:value="2.73155">
                <text:p>2.73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0.0367875">
                <text:p>-0.0367875</text:p>
              </table:table-cell>
              <table:table-cell office:value-type="float" office:value="-0.154966">
                <text:p>-0.154966</text:p>
              </table:table-cell>
              <table:table-cell office:value-type="float" office:value="0.35">
                <text:p>0.35</text:p>
              </table:table-cell>
              <table:table-cell office:value-type="float" office:value="-0.274295">
                <text:p>-0.274295</text:p>
              </table:table-cell>
              <table:table-cell office:value-type="float" office:value="0.35">
                <text:p>0.35</text:p>
              </table:table-cell>
              <table:table-cell office:value-type="float" office:value="2.23215">
                <text:p>2.23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.06645">
                <text:p>1.06645</text:p>
              </table:table-cell>
              <table:table-cell office:value-type="float" office:value="0.690574">
                <text:p>0.690574</text:p>
              </table:table-cell>
              <table:table-cell office:value-type="float" office:value="0.4">
                <text:p>0.4</text:p>
              </table:table-cell>
              <table:table-cell office:value-type="float" office:value="-0.559506">
                <text:p>-0.559506</text:p>
              </table:table-cell>
              <table:table-cell office:value-type="float" office:value="0.4">
                <text:p>0.4</text:p>
              </table:table-cell>
              <table:table-cell office:value-type="float" office:value="1.78873">
                <text:p>1.78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.44187">
                <text:p>1.44187</text:p>
              </table:table-cell>
              <table:table-cell office:value-type="float" office:value="0.984765">
                <text:p>0.984765</text:p>
              </table:table-cell>
              <table:table-cell office:value-type="float" office:value="0.45">
                <text:p>0.45</text:p>
              </table:table-cell>
              <table:table-cell office:value-type="float" office:value="-0.611669">
                <text:p>-0.611669</text:p>
              </table:table-cell>
              <table:table-cell office:value-type="float" office:value="0.45">
                <text:p>0.45</text:p>
              </table:table-cell>
              <table:table-cell office:value-type="float" office:value="1.40636">
                <text:p>1.40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965693">
                <text:p>0.965693</text:p>
              </table:table-cell>
              <table:table-cell office:value-type="float" office:value="0.702403">
                <text:p>0.702403</text:p>
              </table:table-cell>
              <table:table-cell office:value-type="float" office:value="0.5">
                <text:p>0.5</text:p>
              </table:table-cell>
              <table:table-cell office:value-type="float" office:value="-0.583518">
                <text:p>-0.583518</text:p>
              </table:table-cell>
              <table:table-cell office:value-type="float" office:value="0.5">
                <text:p>0.5</text:p>
              </table:table-cell>
              <table:table-cell office:value-type="float" office:value="1.00017">
                <text:p>1.00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0.0127241">
                <text:p>-0.0127241</text:p>
              </table:table-cell>
              <table:table-cell office:value-type="float" office:value="0.121975">
                <text:p>0.121975</text:p>
              </table:table-cell>
              <table:table-cell office:value-type="float" office:value="0.55">
                <text:p>0.55</text:p>
              </table:table-cell>
              <table:table-cell office:value-type="float" office:value="-0.517427">
                <text:p>-0.517427</text:p>
              </table:table-cell>
              <table:table-cell office:value-type="float" office:value="0.55">
                <text:p>0.55</text:p>
              </table:table-cell>
              <table:table-cell office:value-type="float" office:value="0.662534">
                <text:p>0.662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0.900975">
                <text:p>-0.900975</text:p>
              </table:table-cell>
              <table:table-cell office:value-type="float" office:value="-0.386664">
                <text:p>-0.386664</text:p>
              </table:table-cell>
              <table:table-cell office:value-type="float" office:value="0.6">
                <text:p>0.6</text:p>
              </table:table-cell>
              <table:table-cell office:value-type="float" office:value="-0.372196">
                <text:p>-0.372196</text:p>
              </table:table-cell>
              <table:table-cell office:value-type="float" office:value="0.6">
                <text:p>0.6</text:p>
              </table:table-cell>
              <table:table-cell office:value-type="float" office:value="0.354659">
                <text:p>0.354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1.20695">
                <text:p>-1.20695</text:p>
              </table:table-cell>
              <table:table-cell office:value-type="float" office:value="-0.5774">
                <text:p>-0.5774</text:p>
              </table:table-cell>
              <table:table-cell office:value-type="float" office:value="0.65">
                <text:p>0.65</text:p>
              </table:table-cell>
              <table:table-cell office:value-type="float" office:value="-0.165567">
                <text:p>-0.165567</text:p>
              </table:table-cell>
              <table:table-cell office:value-type="float" office:value="0.65">
                <text:p>0.65</text:p>
              </table:table-cell>
              <table:table-cell office:value-type="float" office:value="0.0759525">
                <text:p>0.0759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-0.801617">
                <text:p>-0.801617</text:p>
              </table:table-cell>
              <table:table-cell office:value-type="float" office:value="-0.429237">
                <text:p>-0.429237</text:p>
              </table:table-cell>
              <table:table-cell office:value-type="float" office:value="0.7">
                <text:p>0.7</text:p>
              </table:table-cell>
              <table:table-cell office:value-type="float" office:value="0.0202286">
                <text:p>0.0202286</text:p>
              </table:table-cell>
              <table:table-cell office:value-type="float" office:value="0.7">
                <text:p>0.7</text:p>
              </table:table-cell>
              <table:table-cell office:value-type="float" office:value="-0.131685">
                <text:p>-0.131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134482">
                <text:p>0.134482</text:p>
              </table:table-cell>
              <table:table-cell office:value-type="float" office:value="0.75">
                <text:p>0.75</text:p>
              </table:table-cell>
              <table:table-cell office:value-type="float" office:value="-0.306867">
                <text:p>-0.306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188933">
                <text:p>0.188933</text:p>
              </table:table-cell>
              <table:table-cell office:value-type="float" office:value="0.8">
                <text:p>0.8</text:p>
              </table:table-cell>
              <table:table-cell office:value-type="float" office:value="-0.434833">
                <text:p>-0.434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20789">
                <text:p>0.20789</text:p>
              </table:table-cell>
              <table:table-cell office:value-type="float" office:value="0.85">
                <text:p>0.85</text:p>
              </table:table-cell>
              <table:table-cell office:value-type="float" office:value="-0.512404">
                <text:p>-0.512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-0.561657">
                <text:p>-0.561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-0.572481">
                <text:p>-0.572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59164">
                <text:p>-0.559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-0.529609">
                <text:p>-0.529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0.480303">
                <text:p>-0.480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-0.421765">
                <text:p>-0.421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0.354573">
                <text:p>-0.354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Magnetization Z (L=40)</text:p>
        </chart:title>
        <chart:legend svg:x="13.169cm" svg:y="2.183cm" style:legend-expansion="custom" chartooo:width="1.769cm" chartooo:height="2.092cm" style:legend-expansion-aspect-ratio="0.845602294455067" chart:style-name="ch3"/>
        <chart:plot-area chart:style-name="ch4" table:cell-range-address="Pierwsze_podejscie.N9:Pierwsze_podejscie.O22 Pierwsze_podejscie.O7:Pierwsze_podejscie.O7 Pierwsze_podejscie.Q7:Pierwsze_podejscie.Q7 Pierwsze_podejscie.Q9:Pierwsze_podejscie.Q22 Pierwsze_podejscie.S7:Pierwsze_podejscie.S7 Pierwsze_podejscie.S9:Pierwsze_podejscie.S24 Pierwsze_podejscie.U7:Pierwsze_podejscie.U7 Pierwsze_podejscie.U9:Pierwsze_podejscie.U30" chart:data-source-has-labels="row" svg:x="0.32cm" svg:y="1.275cm" svg:width="15.36cm" svg:height="6.564cm">
          <chartooo:coordinate-region svg:x="0.862cm" svg:y="1.391cm" svg:width="14.499cm" svg:height="6.166cm"/>
          <chart:axis chart:dimension="x" chart:name="primary-x" chart:style-name="ch5">
            <chart:title svg:x="7.599cm" svg:y="8.019cm" chart:style-name="ch6">
              <text:p>Time</text:p>
            </chart:title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ierwsze_podejscie.O9:Pierwsze_podejscie.O22" chart:label-cell-address="Pierwsze_podejscie.O7:Pierwsze_podejscie.O7" chart:class="chart:scatter">
            <chart:domain table:cell-range-address="Pierwsze_podejscie.N9:Pierwsze_podejscie.N22"/>
            <chart:data-point chart:repeated="14"/>
          </chart:series>
          <chart:series chart:style-name="ch9" chart:values-cell-range-address="Pierwsze_podejscie.Q9:Pierwsze_podejscie.Q22" chart:label-cell-address="Pierwsze_podejscie.Q7:Pierwsze_podejscie.Q7" chart:class="chart:scatter">
            <chart:data-point chart:repeated="14"/>
          </chart:series>
          <chart:series chart:style-name="ch10" chart:values-cell-range-address="Pierwsze_podejscie.S9:Pierwsze_podejscie.S24" chart:label-cell-address="Pierwsze_podejscie.S7:Pierwsze_podejscie.S7" chart:class="chart:scatter">
            <chart:domain table:cell-range-address="Pierwsze_podejscie.N9:Pierwsze_podejscie.N24"/>
            <chart:data-point chart:repeated="16"/>
          </chart:series>
          <chart:series chart:style-name="ch11" chart:values-cell-range-address="Pierwsze_podejscie.U9:Pierwsze_podejscie.U30" chart:label-cell-address="Pierwsze_podejscie.U7:Pierwsze_podejscie.U7" chart:class="chart:scatter">
            <chart:domain table:cell-range-address="Pierwsze_podejscie.N9:Pierwsze_podejscie.N30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U=0</text:p>
                <draw:g>
                  <svg:desc>Pierwsze_podejscie.O7:Pierwsze_podejscie.O7</svg:desc>
                </draw:g>
              </table:table-cell>
              <table:table-cell office:value-type="string">
                <text:p>U=1</text:p>
                <draw:g>
                  <svg:desc>Pierwsze_podejscie.Q7:Pierwsze_podejscie.Q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U=4</text:p>
                <draw:g>
                  <svg:desc>Pierwsze_podejscie.S7:Pierwsze_podejscie.S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U=8</text:p>
                <draw:g>
                  <svg:desc>Pierwsze_podejscie.U7:Pierwsze_podejscie.U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erwsze_podejscie.N9:Pierwsze_podejscie.N22</svg:desc>
                </draw:g>
              </table:table-cell>
              <table:table-cell office:value-type="float" office:value="10">
                <text:p>10</text:p>
                <draw:g>
                  <svg:desc>Pierwsze_podejscie.O9:Pierwsze_podejscie.O22</svg:desc>
                </draw:g>
              </table:table-cell>
              <table:table-cell office:value-type="float" office:value="10">
                <text:p>10</text:p>
                <draw:g>
                  <svg:desc>Pierwsze_podejscie.Q9:Pierwsze_podejscie.Q22</svg:desc>
                </draw:g>
              </table:table-cell>
              <table:table-cell office:value-type="float" office:value="0">
                <text:p>0</text:p>
                <draw:g>
                  <svg:desc>Pierwsze_podejscie.N9:Pierwsze_podejscie.N24</svg:desc>
                </draw:g>
              </table:table-cell>
              <table:table-cell office:value-type="float" office:value="10">
                <text:p>10</text:p>
                <draw:g>
                  <svg:desc>Pierwsze_podejscie.S9:Pierwsze_podejscie.S24</svg:desc>
                </draw:g>
              </table:table-cell>
              <table:table-cell office:value-type="float" office:value="0">
                <text:p>0</text:p>
                <draw:g>
                  <svg:desc>Pierwsze_podejscie.N9:Pierwsze_podejscie.N30</svg:desc>
                </draw:g>
              </table:table-cell>
              <table:table-cell office:value-type="float" office:value="10">
                <text:p>10</text:p>
                <draw:g>
                  <svg:desc>Pierwsze_podejscie.U9:Pierwsze_podejscie.U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8.50023">
                <text:p>8.50023</text:p>
              </table:table-cell>
              <table:table-cell office:value-type="float" office:value="8.50511">
                <text:p>8.50511</text:p>
              </table:table-cell>
              <table:table-cell office:value-type="float" office:value="0.05">
                <text:p>0.05</text:p>
              </table:table-cell>
              <table:table-cell office:value-type="float" office:value="8.57673">
                <text:p>8.57673</text:p>
              </table:table-cell>
              <table:table-cell office:value-type="float" office:value="0.05">
                <text:p>0.05</text:p>
              </table:table-cell>
              <table:table-cell office:value-type="float" office:value="8.78747">
                <text:p>8.78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.67069">
                <text:p>4.67069</text:p>
              </table:table-cell>
              <table:table-cell office:value-type="float" office:value="4.73489">
                <text:p>4.73489</text:p>
              </table:table-cell>
              <table:table-cell office:value-type="float" office:value="0.1">
                <text:p>0.1</text:p>
              </table:table-cell>
              <table:table-cell office:value-type="float" office:value="5.62191">
                <text:p>5.62191</text:p>
              </table:table-cell>
              <table:table-cell office:value-type="float" office:value="0.1">
                <text:p>0.1</text:p>
              </table:table-cell>
              <table:table-cell office:value-type="float" office:value="7.65273">
                <text:p>7.65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193178">
                <text:p>0.193178</text:p>
              </table:table-cell>
              <table:table-cell office:value-type="float" office:value="0.425594">
                <text:p>0.425594</text:p>
              </table:table-cell>
              <table:table-cell office:value-type="float" office:value="0.15">
                <text:p>0.15</text:p>
              </table:table-cell>
              <table:table-cell office:value-type="float" office:value="3.33565">
                <text:p>3.33565</text:p>
              </table:table-cell>
              <table:table-cell office:value-type="float" office:value="0.15">
                <text:p>0.15</text:p>
              </table:table-cell>
              <table:table-cell office:value-type="float" office:value="7.80949">
                <text:p>7.80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3.06419">
                <text:p>-3.06419</text:p>
              </table:table-cell>
              <table:table-cell office:value-type="float" office:value="-2.62316">
                <text:p>-2.62316</text:p>
              </table:table-cell>
              <table:table-cell office:value-type="float" office:value="0.2">
                <text:p>0.2</text:p>
              </table:table-cell>
              <table:table-cell office:value-type="float" office:value="2.26399">
                <text:p>2.26399</text:p>
              </table:table-cell>
              <table:table-cell office:value-type="float" office:value="0.2">
                <text:p>0.2</text:p>
              </table:table-cell>
              <table:table-cell office:value-type="float" office:value="7.21227">
                <text:p>7.21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3.94061">
                <text:p>-3.94061</text:p>
              </table:table-cell>
              <table:table-cell office:value-type="float" office:value="-3.44391">
                <text:p>-3.44391</text:p>
              </table:table-cell>
              <table:table-cell office:value-type="float" office:value="0.25">
                <text:p>0.25</text:p>
              </table:table-cell>
              <table:table-cell office:value-type="float" office:value="1.4587">
                <text:p>1.4587</text:p>
              </table:table-cell>
              <table:table-cell office:value-type="float" office:value="0.25">
                <text:p>0.25</text:p>
              </table:table-cell>
              <table:table-cell office:value-type="float" office:value="6.1655">
                <text:p>6.1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2.4949">
                <text:p>-2.4949</text:p>
              </table:table-cell>
              <table:table-cell office:value-type="float" office:value="-2.25596">
                <text:p>-2.25596</text:p>
              </table:table-cell>
              <table:table-cell office:value-type="float" office:value="0.3">
                <text:p>0.3</text:p>
              </table:table-cell>
              <table:table-cell office:value-type="float" office:value="0.323271">
                <text:p>0.323271</text:p>
              </table:table-cell>
              <table:table-cell office:value-type="float" office:value="0.3">
                <text:p>0.3</text:p>
              </table:table-cell>
              <table:table-cell office:value-type="float" office:value="5.32596">
                <text:p>5.32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122106">
                <text:p>0.122106</text:p>
              </table:table-cell>
              <table:table-cell office:value-type="float" office:value="-0.162487">
                <text:p>-0.162487</text:p>
              </table:table-cell>
              <table:table-cell office:value-type="float" office:value="0.35">
                <text:p>0.35</text:p>
              </table:table-cell>
              <table:table-cell office:value-type="float" office:value="-0.747051">
                <text:p>-0.747051</text:p>
              </table:table-cell>
              <table:table-cell office:value-type="float" office:value="0.35">
                <text:p>0.35</text:p>
              </table:table-cell>
              <table:table-cell office:value-type="float" office:value="4.28911">
                <text:p>4.28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2.33285">
                <text:p>2.33285</text:p>
              </table:table-cell>
              <table:table-cell office:value-type="float" office:value="1.54673">
                <text:p>1.54673</text:p>
              </table:table-cell>
              <table:table-cell office:value-type="float" office:value="0.4">
                <text:p>0.4</text:p>
              </table:table-cell>
              <table:table-cell office:value-type="float" office:value="-1.26419">
                <text:p>-1.26419</text:p>
              </table:table-cell>
              <table:table-cell office:value-type="float" office:value="0.4">
                <text:p>0.4</text:p>
              </table:table-cell>
              <table:table-cell office:value-type="float" office:value="3.3799">
                <text:p>3.3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2.97207">
                <text:p>2.97207</text:p>
              </table:table-cell>
              <table:table-cell office:value-type="float" office:value="2.06749">
                <text:p>2.06749</text:p>
              </table:table-cell>
              <table:table-cell office:value-type="float" office:value="0.45">
                <text:p>0.45</text:p>
              </table:table-cell>
              <table:table-cell office:value-type="float" office:value="-1.30961">
                <text:p>-1.30961</text:p>
              </table:table-cell>
              <table:table-cell office:value-type="float" office:value="0.45">
                <text:p>0.45</text:p>
              </table:table-cell>
              <table:table-cell office:value-type="float" office:value="2.59498">
                <text:p>2.59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85149">
                <text:p>1.85149</text:p>
              </table:table-cell>
              <table:table-cell office:value-type="float" office:value="1.38742">
                <text:p>1.38742</text:p>
              </table:table-cell>
              <table:table-cell office:value-type="float" office:value="0.5">
                <text:p>0.5</text:p>
              </table:table-cell>
              <table:table-cell office:value-type="float" office:value="-1.201">
                <text:p>-1.201</text:p>
              </table:table-cell>
              <table:table-cell office:value-type="float" office:value="0.5">
                <text:p>0.5</text:p>
              </table:table-cell>
              <table:table-cell office:value-type="float" office:value="1.76986">
                <text:p>1.76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0.234235">
                <text:p>-0.234235</text:p>
              </table:table-cell>
              <table:table-cell office:value-type="float" office:value="0.12257">
                <text:p>0.12257</text:p>
              </table:table-cell>
              <table:table-cell office:value-type="float" office:value="0.55">
                <text:p>0.55</text:p>
              </table:table-cell>
              <table:table-cell office:value-type="float" office:value="-1.01703">
                <text:p>-1.01703</text:p>
              </table:table-cell>
              <table:table-cell office:value-type="float" office:value="0.55">
                <text:p>0.55</text:p>
              </table:table-cell>
              <table:table-cell office:value-type="float" office:value="1.09711">
                <text:p>1.09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2.02258">
                <text:p>-2.02258</text:p>
              </table:table-cell>
              <table:table-cell office:value-type="float" office:value="-0.936577">
                <text:p>-0.936577</text:p>
              </table:table-cell>
              <table:table-cell office:value-type="float" office:value="0.6">
                <text:p>0.6</text:p>
              </table:table-cell>
              <table:table-cell office:value-type="float" office:value="-0.677958">
                <text:p>-0.677958</text:p>
              </table:table-cell>
              <table:table-cell office:value-type="float" office:value="0.6">
                <text:p>0.6</text:p>
              </table:table-cell>
              <table:table-cell office:value-type="float" office:value="0.486428">
                <text:p>0.486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2.51757">
                <text:p>-2.51757</text:p>
              </table:table-cell>
              <table:table-cell office:value-type="float" office:value="-1.27911">
                <text:p>-1.27911</text:p>
              </table:table-cell>
              <table:table-cell office:value-type="float" office:value="0.65">
                <text:p>0.65</text:p>
              </table:table-cell>
              <table:table-cell office:value-type="float" office:value="-0.23411">
                <text:p>-0.23411</text:p>
              </table:table-cell>
              <table:table-cell office:value-type="float" office:value="0.65">
                <text:p>0.65</text:p>
              </table:table-cell>
              <table:table-cell office:value-type="float" office:value="-0.054491">
                <text:p>-0.054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143242">
                <text:p>0.143242</text:p>
              </table:table-cell>
              <table:table-cell office:value-type="float" office:value="0.7">
                <text:p>0.7</text:p>
              </table:table-cell>
              <table:table-cell office:value-type="float" office:value="-0.443826">
                <text:p>-0.443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360048">
                <text:p>0.360048</text:p>
              </table:table-cell>
              <table:table-cell office:value-type="float" office:value="0.75">
                <text:p>0.75</text:p>
              </table:table-cell>
              <table:table-cell office:value-type="float" office:value="-0.764672">
                <text:p>-0.764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-0.981384">
                <text:p>-0.981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-1.09306">
                <text:p>-1.09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-1.14706">
                <text:p>-1.14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-1.12193">
                <text:p>-1.12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1.05049">
                <text:p>-1.05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-0.951325">
                <text:p>-0.951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